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694in" style:rel-column-width="728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7694in" style:rel-column-width="728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I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Table_20_Contents">
      <style:paragraph-properties fo:text-align="center" style:justify-single-word="false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weight="bold" style:font-weight-asian="bold" style:font-weight-complex="bold"/>
    </style:style>
    <style:style style:name="T4" style:family="text">
      <style:text-properties style:text-position="super 58%"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(n) = c*n<text:span text:style-name="T2">3</text:span></text:p>
      <text:p text:style-name="Standard"><text:tab/>Verify: plot cn<text:span text:style-name="T2">3</text:span></text:p>
      <text:p text:style-name="Standard"><text:tab/>In real programs, time is often very complex...</text:p>
      <text:p text:style-name="Standard"><text:tab/>15<text:span text:style-name="T5">n</text:span><text:span text:style-name="T3">2</text:span>+25 <text:span text:style-name="T5">logn</text:span>+3n <text:span text:style-name="T5">logn + </text:span><text:span text:style-name="T6">15</text:span><text:span text:style-name="T5">n</text:span><text:span text:style-name="T6"> + 12</text:span></text:p>
      <text:p text:style-name="Standard"><text:tab/> <text:s text:c="4"/>^ Dominant Term</text:p>
      <text:p text:style-name="Standard"/>
      <text:p text:style-name="Standard"><text:tab/>“On the order of n2”<text:tab/>O(n<text:span text:style-name="T2">2</text:span>)<text:tab/><text:tab/>“<text:span text:style-name="T7">The big O notation”</text:span></text:p>
      <text:p text:style-name="Standard"><text:span text:style-name="T7"><text:tab/><text:tab/>See pp 206-207 for discussion of the “big O”</text:span></text:p>
      <text:p text:style-name="P3"><text:tab/>O(n<text:span text:style-name="T2">2</text:span>) means “&lt;= cn2” [for large n]</text:p>
      <text:p text:style-name="P3"/>
      <text:p text:style-name="P3"><text:tab/>constant time is “O(n<text:span text:style-name="T2">2</text:span>)”</text:p>
      <text:p text:style-name="P3"><text:tab/>linear time is “O(n<text:span text:style-name="T2">2</text:span>)”</text:p>
      <text:p text:style-name="P3"><text:tab/>_____________<text:line-break/><text:tab/>Mathematicians would write <text:s/>O(n<text:span text:style-name="T2">2</text:span>)<text:tab/><text:tab/>*O should be theta</text:p>
      <text:p text:style-name="P3"><text:tab/>_____________</text:p>
      <text:p text:style-name="P3"><text:tab/>Our book uses “~”</text:p>
      <text:p text:style-name="Standard"><text:span text:style-name="T8"><text:tab/><text:tab/>T(n) ~ n</text:span><text:span text:style-name="T4">2</text:span><text:span text:style-name="T8"><text:line-break/></text:span></text:p>
      <text:p text:style-name="Standard">Constant<text:tab/><text:tab/>T(n) ~ 1</text:p>
      <text:p text:style-name="Standard">Linear<text:tab/><text:tab/><text:tab/>T(n) ~ n</text:p>
      <text:p text:style-name="Standard">Quadratic<text:tab/><text:tab/>T(n) ~ n<text:span text:style-name="T2">2</text:span></text:p>
      <text:p text:style-name="Standard">Logarithmic<text:tab/><text:tab/>T(n) ~ log<text:span text:style-name="T1">2</text:span>n</text:p>
      <text:p text:style-name="Standard">Linearithmic (!)<text:tab/>T(n) ~ n logn</text:p>
      <text:p text:style-name="Standard">Exponential<text:tab/><text:tab/>T(n) ~ <text:s/>a<text:span text:style-name="T2">n</text:span></text:p>
      <text:p text:style-name="Standard">Cubic<text:tab/><text:tab/><text:tab/>T(n) ~ n<text:span text:style-name="T2">3</text:span></text:p>
      <text:p text:style-name="Standard">---------<text:tab/><text:tab/>T(n) ~ <text:s/>n<text:span text:style-name="T2">2</text:span> logn</text:p>
      <text:p text:style-name="P2"/>
      <table:table table:name="Table1" table:style-name="Table1">
        <table:table-column table:style-name="Table1.A" table:number-columns-repeated="9"/>
        <table:table-row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5">O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5">O</text:p>
          </table:table-cell>
          <table:table-cell table:style-name="Table1.A1" office:value-type="string">
            <text:p text:style-name="P5">O</text:p>
          </table:table-cell>
          <table:table-cell table:style-name="Table1.I1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-8</text:p>
          </table:table-cell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-1</text:p>
          </table:table-cell>
          <table:table-cell table:style-name="Table1.A2" office:value-type="string">
            <text:p text:style-name="P4">-5</text:p>
          </table:table-cell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4">-7</text:p>
          </table:table-cell>
          <table:table-cell table:style-name="Table1.I2" office:value-type="string">
            <text:p text:style-name="P4">4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I2" office:value-type="string">
            <text:p text:style-name="P5"/>
          </table:table-cell>
        </table:table-row>
      </table:table>
      <text:p text:style-name="P2"/>
      <text:p text:style-name="P2"/>
      <text:list xml:id="list728990633" text:style-name="L1">
        <text:list-item>
          <text:p text:style-name="P1">Sort (n logn) – See chapter 2</text:p>
        </text:list-item>
      </text:list>
      <text:p text:style-name="P2"><text:tab/></text:p>
      <table:table table:name="Table2" table:style-name="Table2">
        <table:table-column table:style-name="Table2.A" table:number-columns-repeated="9"/>
        <table:table-row>
          <table:table-cell table:style-name="Table2.A1" office:value-type="string">
            <text:p text:style-name="P4">-8</text:p>
          </table:table-cell>
          <table:table-cell table:style-name="Table2.A1" office:value-type="string">
            <text:p text:style-name="P4">-7</text:p>
          </table:table-cell>
          <table:table-cell table:style-name="Table2.A1" office:value-type="string">
            <text:p text:style-name="P4">-5</text:p>
          </table:table-cell>
          <table:table-cell table:style-name="Table2.A1" office:value-type="string">
            <text:p text:style-name="P4">-1</text:p>
          </table:table-cell>
          <table:table-cell table:style-name="Table2.A1" office:value-type="string">
            <text:p text:style-name="P4">2</text:p>
          </table:table-cell>
          <table:table-cell table:style-name="Table2.A1" office:value-type="string">
            <text:p text:style-name="P4">3</text:p>
          </table:table-cell>
          <table:table-cell table:style-name="Table2.A1" office:value-type="string">
            <text:p text:style-name="P4">4</text:p>
          </table:table-cell>
          <table:table-cell table:style-name="Table2.A1" office:value-type="string">
            <text:p text:style-name="P4">4</text:p>
          </table:table-cell>
          <table:table-cell table:style-name="Table2.I1" office:value-type="string">
            <text:p text:style-name="P4">6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5">i</text:p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>j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I2" office:value-type="string">
            <text:p text:style-name="P6"/>
          </table:table-cell>
        </table:table-row>
      </table:table>
      <text:p text:style-name="P2"/>
      <text:list xml:id="list1551352649" text:continue-numbering="true" text:style-name="L1">
        <text:list-header>
          <text:p text:style-name="P1"/>
        </text:list-header>
        <text:list-item>
          <text:p text:style-name="P1">Sort + n<text:span text:style-name="T2">2</text:span> logn = n logn + n<text:span text:style-name="T2">2</text:span> logn ~ n<text:span text:style-name="T2">2</text:span> logn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Class Notes<text:tab/>CMPSC250<text:tab/>201209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Licastro</meta:initial-creator>
    <meta:creation-date>2012-09-12T11:24:02</meta:creation-date>
    <dc:date>2012-09-12T11:41:28</dc:date>
    <dc:creator>Braden Licastro</dc:creator>
    <meta:editing-duration>PT11M9S</meta:editing-duration>
    <meta:editing-cycles>6</meta:editing-cycles>
    <meta:generator>LibreOffice/3.5$Linux_X86_64 LibreOffice_project/350m1$Build-2</meta:generator>
    <meta:document-statistic meta:table-count="2" meta:image-count="0" meta:object-count="0" meta:page-count="1" meta:paragraph-count="55" meta:word-count="165" meta:character-count="669" meta:non-whitespace-character-count="595"/>
  </office:meta>
</office:document-meta>
</file>